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25DB89DF.jpg" manifest:media-type="image/jpeg"/>
  <manifest:file-entry manifest:full-path="Pictures/100000000000009B000000C058186E6E.png" manifest:media-type="image/png"/>
  <manifest:file-entry manifest:full-path="Pictures/10000000000000C4000000D8FA597126.png" manifest:media-type="image/png"/>
  <manifest:file-entry manifest:full-path="Pictures/10000000000002570000003BB0F11045.png" manifest:media-type="image/png"/>
  <manifest:file-entry manifest:full-path="Pictures/100000000000022500000032B81DBFA3.png" manifest:media-type="image/png"/>
  <manifest:file-entry manifest:full-path="Pictures/10000000000002560000004C09F549A5.png" manifest:media-type="image/png"/>
  <manifest:file-entry manifest:full-path="Pictures/10000000000001700000017F96A5AB1C.png" manifest:media-type="image/png"/>
  <manifest:file-entry manifest:full-path="Pictures/10000000000000A4000000C236484E4C.png" manifest:media-type="image/png"/>
  <manifest:file-entry manifest:full-path="Pictures/1000000000000228000000388334F34D.png" manifest:media-type="image/png"/>
  <manifest:file-entry manifest:full-path="Pictures/10000000000000EC000000D6A7D612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batos" svg:font-family="Garabato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43cm" fo:min-width="10.64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style:font-name="Garabatos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style:font-name="Garabato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establecer el equipo en W10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2.346cm" svg:height="11.196cm" svg:x="7.8cm" svg:y="5.2cm">
          <draw:image xlink:href="Pictures/10000000000000EC000000D6A7D612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6cm" svg:height="2.637cm" svg:x="1.4cm" svg:y="3.8cm">
          <draw:image xlink:href="Pictures/1000000000000228000000388334F34D.png" xlink:type="simple" xlink:show="embed" xlink:actuate="onLoad">
            <text:p/>
          </draw:image>
        </draw:frame>
        <draw:frame draw:style-name="gr1" draw:text-style-name="P3" draw:layer="layout" svg:width="7.538cm" svg:height="8.918cm" svg:x="3.862cm" svg:y="9.082cm">
          <draw:image xlink:href="Pictures/10000000000000A4000000C236484E4C.png" xlink:type="simple" xlink:show="embed" xlink:actuate="onLoad">
            <text:p/>
          </draw:image>
        </draw:frame>
        <draw:frame draw:style-name="gr1" draw:text-style-name="P3" draw:layer="layout" svg:width="7.847cm" svg:height="8.167cm" svg:x="16.8cm" svg:y="9.8cm">
          <draw:image xlink:href="Pictures/10000000000001700000017F96A5AB1C.png" xlink:type="simple" xlink:show="embed" xlink:actuate="onLoad">
            <text:p/>
          </draw:image>
        </draw:frame>
        <draw:frame draw:style-name="gr3" draw:text-style-name="P4" draw:layer="layout" svg:width="11.146cm" svg:height="1.193cm" svg:x="1.854cm" svg:y="18.407cm">
          <draw:text-box>
            <text:p><text:page-number>&lt;núme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15.821cm" svg:height="2.01cm" svg:x="-28cm" svg:y="16.2cm">
          <draw:image xlink:href="Pictures/10000000000002560000004C09F549A5.png" xlink:type="simple" xlink:show="embed" xlink:actuate="onLoad">
            <text:p/>
          </draw:image>
        </draw:frame>
        <draw:frame draw:style-name="gr1" draw:text-style-name="P3" xml:id="id1" draw:id="id1" draw:layer="layout" svg:width="25.773cm" svg:height="2.345cm" svg:x="1.027cm" svg:y="4.055cm">
          <draw:image xlink:href="Pictures/100000000000022500000032B81DBFA3.png" xlink:type="simple" xlink:show="embed" xlink:actuate="onLoad">
            <text:p/>
          </draw:image>
        </draw:frame>
        <draw:frame draw:style-name="gr1" draw:text-style-name="P3" xml:id="id2" draw:id="id2" draw:layer="layout" svg:width="24.757cm" svg:height="2.437cm" svg:x="1.643cm" svg:y="4.8cm">
          <draw:image xlink:href="Pictures/10000000000002570000003BB0F11045.png" xlink:type="simple" xlink:show="embed" xlink:actuate="onLoad">
            <text:p/>
          </draw:image>
        </draw:frame>
        <draw:frame draw:style-name="gr1" draw:text-style-name="P3" xml:id="id3" draw:id="id3" draw:layer="layout" svg:width="24.605cm" svg:height="3.126cm" svg:x="1.195cm" svg:y="1.6cm">
          <draw:image xlink:href="Pictures/10000000000002560000004C09F549A5.png" xlink:type="simple" xlink:show="embed" xlink:actuate="onLoad">
            <text:p/>
          </draw:image>
        </draw:frame>
        <draw:frame draw:style-name="gr1" draw:text-style-name="P3" draw:layer="layout" svg:width="4.674cm" svg:height="5.151cm" svg:x="3.126cm" svg:y="11.8cm">
          <draw:image xlink:href="Pictures/10000000000000C4000000D8FA597126.png" xlink:type="simple" xlink:show="embed" xlink:actuate="onLoad">
            <text:p/>
          </draw:image>
        </draw:frame>
        <draw:frame draw:style-name="gr1" draw:text-style-name="P3" draw:layer="layout" svg:width="6.4cm" svg:height="7.928cm" svg:x="19.2cm" svg:y="10cm">
          <draw:image xlink:href="Pictures/100000000000009B000000C058186E6E.png" xlink:type="simple" xlink:show="embed" xlink:actuate="onLoad">
            <text:p/>
          </draw:image>
        </draw:frame>
        <draw:frame draw:style-name="gr3" draw:text-style-name="P4" draw:layer="layout" svg:width="11.146cm" svg:height="1.193cm" svg:x="1.854cm" svg:y="18.407cm">
          <draw:text-box>
            <text:p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1" smil:type="fanWipe" smil:subtype="centerTop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2" smil:type="fanWipe" smil:subtype="centerTop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4.6cm" svg:height="10.936cm" svg:x="5.8cm" svg:y="5.6cm">
          <draw:image xlink:href="Pictures/1000000000000103000000C225DB89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batos" svg:font-family="Garabato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6:10:12.684629608</meta:creation-date>
    <dc:date>2016-12-05T18:21:44.600461436</dc:date>
    <meta:editing-duration>PT1H55M25S</meta:editing-duration>
    <meta:editing-cycles>2</meta:editing-cycles>
    <meta:generator>LibreOffice/4.4.7.2$Linux_X86_64 LibreOffice_project/40m0$Build-2</meta:generator>
    <meta:document-statistic meta:object-count="48"/>
  </office:meta>
</office:document-meta>
</file>